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1.058cm"/>
    </style:style>
    <style:style style:name="co4" style:family="table-column">
      <style:table-column-properties fo:break-before="auto" style:column-width="13.109cm"/>
    </style:style>
    <style:style style:name="co5" style:family="table-column">
      <style:table-column-properties fo:break-before="auto" style:column-width="25.95cm"/>
    </style:style>
    <style:style style:name="co6" style:family="table-column">
      <style:table-column-properties fo:break-before="auto" style:column-width="10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language="en" fo:country="US" style:font-name-asian="Segoe UI" style:font-size-asian="6.80000019073486pt" style:language-asian="en" style:country-asian="US" style:font-size-complex="6.80000019073486pt" style:language-complex="en" style:country-complex="US"/>
    </style:style>
    <style:style style:name="T1" style:family="text">
      <style:text-properties fo:font-size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office:value-type="string" calcext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office:value-type="string" calcext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и в схеме указал к какому классу проектирования относится</text:p>
          </table:table-cell>
          <table:table-cell office:value-type="string" calcext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В виде схемы и с привязкой к классам анализа</text:p>
          </table:table-cell>
          <table:table-cell office:value-type="string" calcext:value-type="string">
            <text:p>Сделал в виде схемы и подписал к какому классу анализа относится</text:p>
          </table:table-cell>
          <table:table-cell office:value-type="string" calcext:value-type="string">
            <text:p>https://github.com/zxvad/PriceCalculationOfCircuitBoards/commit/aeef595ad1e4446aee9e71f0f7c1ba8d3bf14897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 calcext:value-type="string">
            <text:p>Отредактировал</text:p>
          </table:table-cell>
          <table:table-cell office:value-type="string" calcext:value-type="string">
            <text:p>https://github.com/zxvad/PriceCalculationOfCircuitBoards/commit/aeef595ad1e4446aee9e71f0f7c1ba8d3bf14897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а декомпозиция класса анализа а не простое копирование класса анализа с переформулировкой функций другими выражениями</text:p>
          </table:table-cell>
          <table:table-cell office:value-type="string" calcext:value-type="string">
            <text:p>Упростил классы анализа</text:p>
          </table:table-cell>
          <table:table-cell office:value-type="string" calcext:value-type="string">
            <text:p>https://github.com/zxvad/PriceCalculationOfCircuitBoards/commit/da3663dccea8a0937cce8cf3366de7d087f90130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связи с переработкой по вопросу 6 потребуется декомпозиция классов поектирования</text:p>
          </table:table-cell>
          <table:table-cell office:value-type="string" calcext:value-type="string">
            <text:p>Упростил классы проектирования, классы кодирования конкретезируют классы проектирования, классы проектирования конкретезируют классы анализа</text:p>
          </table:table-cell>
          <table:table-cell office:value-type="string" calcext:value-type="string">
            <text:p>https://github.com/zxvad/PriceCalculationOfCircuitBoards/commit/da3663dccea8a0937cce8cf3366de7d087f90130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Ответ на вопрос 6 неудовлетворителен, проектирование мы ведем сейчас сверху вниз, поэтому не надо упрощать классы анализа(КА), а необходимо расшифровывать каждый КА на несколько КП</text:p>
          </table:table-cell>
          <table:table-cell table:style-name="ce1"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Ответ на вопрос 7 также аналогичен вопросу 8</text:p>
          </table:table-cell>
          <table:table-cell table:style-name="ce1"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4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Классы проектирования</text:p>
          </table:table-cell>
          <table:table-cell table:style-name="ce2" office:value-type="string" calcext:value-type="string">
            <text:p><text:span text:style-name="T1">возврат к вопросу 6 Необходима декомпозиция класса анализа а не простое копирование класса анализа с переформулировкой функций другими выражениями</text:span></text:p>
          </table:table-cell>
          <table:table-cell office:value-type="string" calcext:value-type="string">
            <text:p>Сделал декомпозицию классов анализа</text:p>
          </table:table-cell>
          <table:table-cell office:value-type="string" calcext:value-type="string">
            <text:p>https://github.com/zxvad/PriceCalculationOfCircuitBoards/commit/68eb0e542e3f2fedb790d9841ca65825e3601aee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озврат к вопросу 7 Всвязи с переработкой по вопросу 10 потребуется декомпозиция классов поектирования</text:p>
            <text:p/>
          </table:table-cell>
          <table:table-cell office:value-type="string" calcext:value-type="string">
            <text:p>Следал декомпозицию классов проектирования</text:p>
          </table:table-cell>
          <table:table-cell office:value-type="string" calcext:value-type="string">
            <text:p>https://github.com/zxvad/PriceCalculationOfCircuitBoards/commit/68eb0e542e3f2fedb790d9841ca65825e3601aee</text:p>
          </table:table-cell>
          <table:table-cell table:number-columns-repeated="3"/>
        </table:table-row>
        <table:table-row table:style-name="ro7" table:number-rows-repeated="1048563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.00.0000</text:date>, <text:time style:data-style-name="N2" text:time-value="23:38:27.5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6M25S</meta:editing-duration>
    <meta:editing-cycles>19</meta:editing-cycles>
    <meta:generator>LibreOffice/4.3.5.2$Windows_x86 LibreOffice_project/3a87456aaa6a95c63eea1c1b3201acedf0751bd5</meta:generator>
    <dc:date>2014-12-28T23:40:09.90300000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